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5365" officeooo:paragraph-rsid="001c5365"/>
    </style:style>
    <style:style style:name="P2" style:family="paragraph" style:parent-style-name="Standard">
      <style:text-properties officeooo:rsid="001ebbc8" officeooo:paragraph-rsid="001ebbc8"/>
    </style:style>
    <style:style style:name="P3" style:family="paragraph" style:parent-style-name="Standard">
      <style:text-properties officeooo:rsid="0020e616" officeooo:paragraph-rsid="0020e616"/>
    </style:style>
    <style:style style:name="P4" style:family="paragraph" style:parent-style-name="Standard">
      <style:text-properties officeooo:rsid="0022b8e1" officeooo:paragraph-rsid="0022b8e1"/>
    </style:style>
    <style:style style:name="P5" style:family="paragraph" style:parent-style-name="Standard">
      <style:text-properties officeooo:paragraph-rsid="002420b0"/>
    </style:style>
    <style:style style:name="P6" style:family="paragraph" style:parent-style-name="Standard">
      <style:text-properties fo:font-size="16pt" fo:font-weight="bold" officeooo:rsid="0025e5e9" officeooo:paragraph-rsid="0025e5e9" style:font-size-asian="16pt" style:font-weight-asian="bold" style:font-size-complex="16pt" style:font-weight-complex="bold"/>
    </style:style>
    <style:style style:name="T1" style:family="text">
      <style:text-properties officeooo:rsid="001fbee9"/>
    </style:style>
    <style:style style:name="T2" style:family="text">
      <style:text-properties officeooo:rsid="002420b0"/>
    </style:style>
    <style:style style:name="T3" style:family="text">
      <style:text-properties fo:language="en" fo:country="US"/>
    </style:style>
    <style:style style:name="T4" style:family="text">
      <style:text-properties fo:language="en" fo:country="US" officeooo:rsid="002515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in information</text:p>
      <text:p text:style-name="P6"/>
      <text:p text:style-name="P1"><text:span text:style-name="T1">Title</text:span>: <text:tab/><text:tab/>Project Anolis</text:p>
      <text:p text:style-name="P2"><text:span text:style-name="T1">Genre</text:span>: <text:tab/><text:tab/>City builder, real time, exploration</text:p>
      <text:p text:style-name="P3">Platform: <text:tab/>PC</text:p>
      <text:p text:style-name="P3">Graphics: <text:tab/>3D low poly</text:p>
      <text:p text:style-name="P3"/>
      <text:p text:style-name="P5"><text:span text:style-name="T2">Short </text:span><text:span text:style-name="T3">description: <text:tab/></text:span><text:span text:style-name="T4">Player control development of civilization, command units and research technology to take full control over planet movement. During game, planet goes throw planet system. In every system there is some event, e.g. civilization, abandoned system. </text:span></text:p>
      <text:p text:style-name="P5"><text:span text:style-name="T3"/></text:p>
      <text:p text:style-name="P4">Game goal:<text:tab/><text:tab/>Develop civilization to take control over planet movement and conquer the unive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8T13:26:29.348759751</meta:creation-date>
    <dc:date>2020-07-18T13:47:09.426234005</dc:date>
    <meta:editing-duration>PT20M37S</meta:editing-duration>
    <meta:editing-cycles>9</meta:editing-cycles>
    <meta:generator>LibreOffice/6.0.7.3$Linux_X86_64 LibreOffice_project/00m0$Build-3</meta:generator>
    <meta:document-statistic meta:table-count="0" meta:image-count="0" meta:object-count="0" meta:page-count="1" meta:paragraph-count="7" meta:word-count="68" meta:character-count="479" meta:non-whitespace-character-count="409"/>
  </office:meta>
</office:document-meta>
</file>